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fo:text-align="center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</office:automatic-styles>
  <office:body>
    <office:text text:use-soft-page-breaks="true">
      <text:h text:style-name="P1" text:outline-level="1">Measurements Log</text:h>
      <text:h text:style-name="Heading2" text:outline-level="2"><text:bookmark-start text:name="meta-origin"/><text:bookmark-end text:name="meta-origin"/>Static Measurements</text:h>
      <text:section text:name="Sect1" text:style-name="S1">
        <text:p text:style-name="Textbody">(Stop at travel points and wait for steady state)</text:p>
        <text:p text:style-name="Textbody">Positions (TCP) [mm]:<text:line-break/>230 – 255 – 280 – 305 – 330 – 430 – 530 – 630 – 730 – 830 – 930 – 1030 – 1130 – 1230 – 1330 – 1430 – 1530.</text:p>
      </text:section>
      <text:section text:name="Sect2" text:style-name="S2">
        <text:p text:style-name="Textbody"><text:bookmark-start text:name="meta-origin1"/><text:bookmark-end text:name="meta-origin1"/>- 0 kg | ypr_arduino_16-02-13</text:p>
        <text:p text:style-name="Textbody">Positions (TCP) [mm]:<text:line-break/>320 – 420 – 520 – 620 – 720 – 820 – 920 – 1020 – 1120</text:p>
        <text:p text:style-name="Textbody"><text:bookmark-start text:name="meta-origin11"/><text:bookmark-end text:name="meta-origin11"/>- 14.3 kg | ypr_arduino_16-53-36</text:p>
        <text:p text:style-name="Textbody">Positions (TCP) [mm]:<text:line-break/>1260 – 1360 – 1460 – 1560<text:s/></text:p>
        <text:p text:style-name="Textbody">- 14.3 kg | ypr_arduino_17-11-18</text:p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eesh T</dc:creator>
    <meta:creation-date>2025-05-08T18:13:00Z</meta:creation-date>
    <dc:date>2025-05-09T15:25:00Z</dc:date>
    <meta:template xlink:href="Normal.dotm" xlink:type="simple"/>
    <meta:editing-cycles>2</meta:editing-cycles>
    <meta:editing-duration>PT420S</meta:editing-duration>
    <meta:document-statistic meta:page-count="1" meta:paragraph-count="1" meta:word-count="65" meta:character-count="439" meta:row-count="3" meta:non-whitespace-character-count="375"/>
  </office:meta>
</office:document-meta>
</file>